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6.84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40.9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43.71pt"/>
    </style:style>
    <style:style style:name="co13" style:family="table-column">
      <style:table-column-properties fo:break-before="auto" style:column-width="42.86pt"/>
    </style:style>
    <style:style style:name="co14" style:family="table-column">
      <style:table-column-properties fo:break-before="auto" style:column-width="175.2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  <style:text-properties style:use-window-font-color="true"/>
      <style:map style:condition="cell-content()=&quot;other&quot;" style:apply-style-name="greyed_5f_out" style:base-cell-address="Sheet1.B1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use-window-font-color="true" fo:font-weight="bold" style:font-weight-asian="bold" style:font-weight-complex="bold" fo:hyphenate="true"/>
      <style:map style:condition="cell-content()=&quot;other&quot;" style:apply-style-name="greyed_5f_out" style:base-cell-address="Sheet1.B1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  <style:text-properties style:use-window-font-color="true"/>
      <style:map style:condition="cell-content()=&quot;other&quot;" style:apply-style-name="greyed_5f_out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Generic&quot;" style:apply-style-name="greyed_5f_out" style:base-cell-address="Sheet1.C1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weight="bold" style:font-weight-asian="bold" style:font-weight-complex="bold" fo:hyphenate="true"/>
      <style:map style:condition="cell-content()=generic" style:apply-style-name="greyed_5f_out" style:base-cell-address="Sheet1.C2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 style:data-style-name="N123"/>
    <style:style style:name="ce10" style:family="table-cell" style:parent-style-name="Default">
      <style:map style:condition="cell-content()=1" style:apply-style-name="highlight" style:base-cell-address="Sheet1.G1"/>
      <style:map style:condition="cell-content()=&quot;&quot;" style:apply-style-name="unhighlight" style:base-cell-address="Sheet1.G1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 fo:hyphenate="true"/>
      <style:map style:condition="cell-content()=1" style:apply-style-name="highlight" style:base-cell-address="Sheet1.G1"/>
      <style:map style:condition="cell-content()=&quot;&quot;" style:apply-style-name="unhighlight" style:base-cell-address="Sheet1.G1"/>
    </style:style>
    <style:style style:name="ce12" style:family="table-cell" style:parent-style-name="Default">
      <style:text-properties fo:color="#808080"/>
      <style:map style:condition="cell-content()=1" style:apply-style-name="highlight" style:base-cell-address="Sheet1.G1"/>
      <style:map style:condition="cell-content()=&quot;&quot;" style:apply-style-name="unhighlight" style:base-cell-address="Sheet1.G1"/>
    </style:style>
    <style:style style:name="ce13" style:family="table-cell" style:parent-style-name="Default" style:data-style-name="N123">
      <style:table-cell-properties fo:wrap-option="wrap"/>
      <style:text-properties fo:font-weight="bold" style:font-weight-asian="bold" style:font-weight-complex="bold" fo:hyphenate="true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23">
      <style:map style:condition="cell-content()=0" style:apply-style-name="greyed_5f_out" style:base-cell-address="Sheet1.K1"/>
    </style:style>
    <style:style style:name="ce16" style:family="table-cell" style:parent-style-name="Default" style:data-style-name="N123">
      <style:table-cell-properties fo:wrap-option="wrap"/>
      <style:text-properties fo:font-weight="bold" style:font-weight-asian="bold" style:font-weight-complex="bold" fo:hyphenate="true"/>
      <style:map style:condition="cell-content()=0" style:apply-style-name="greyed_5f_out" style:base-cell-address="Sheet1.K1"/>
    </style:style>
    <style:style style:name="ce17" style:family="table-cell" style:parent-style-name="Default" style:data-style-name="N123">
      <style:text-properties fo:font-weight="bold" style:font-weight-asian="bold" style:font-weight-complex="bold"/>
      <style:map style:condition="cell-content()=0" style:apply-style-name="greyed_5f_out" style:base-cell-address="Sheet1.K1"/>
    </style:style>
    <style:style style:name="ce18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  <style:map style:condition="cell-content()=0" style:apply-style-name="greyed_5f_out" style:base-cell-address="Sheet1.K1"/>
    </style:style>
    <style:style style:name="ce19" style:family="table-cell" style:parent-style-name="Default" style:data-style-name="N123"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22" style:family="table-cell" style:parent-style-name="Default" style:data-style-name="N123">
      <style:table-cell-properties style:text-align-source="fix" style:repeat-content="false"/>
      <style:paragraph-properties fo:text-align="end" fo:margin-left="0pt"/>
      <style:map style:condition="cell-content()&lt;=-2" style:apply-style-name="unhighlight" style:base-cell-address="Sheet1.N1"/>
    </style:style>
    <style:style style:name="ce23" style:family="table-cell" style:parent-style-name="Default" style:data-style-name="N123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  <style:map style:condition="cell-content()&lt;=-2" style:apply-style-name="unhighlight" style:base-cell-address="Sheet1.N1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  <style:map style:condition="cell-content()&lt;=-2" style:apply-style-name="unhighlight" style:base-cell-address="Sheet1.N1"/>
    </style:style>
    <style:style style:name="ce25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ce15"/>
        <table:table-column table:style-name="co11" table:default-cell-style-name="ce9"/>
        <table:table-column table:style-name="co12" table:default-cell-style-name="ce20"/>
        <table:table-column table:style-name="co13" table:default-cell-style-name="ce22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Package</text:p>
          </table:table-cell>
          <table:table-cell table:style-name="ce7" office:value-type="string" calcext:value-type="string">
            <text:p>Mfg</text:p>
          </table:table-cell>
          <table:table-cell table:style-name="ce8" office:value-type="string" calcext:value-type="string">
            <text:p>Mfg Part No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Reichelt PN</text:p>
          </table:table-cell>
          <table:table-cell table:style-name="ce11" office:value-type="string" calcext:value-type="string">
            <text:p>Master only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</text:p>
          </table:table-cell>
          <table:table-cell table:style-name="ce13" office:value-type="string" calcext:value-type="string">
            <text:p>Price/ Unit</text:p>
          </table:table-cell>
          <table:table-cell table:style-name="ce16" office:value-type="string" calcext:value-type="string">
            <text:p>Price tot slave</text:p>
          </table:table-cell>
          <table:table-cell table:style-name="ce13" office:value-type="string" calcext:value-type="string">
            <text:p>Price tot master</text:p>
          </table:table-cell>
          <table:table-cell table:style-name="ce21" office:value-type="string" calcext:value-type="string">
            <text:p>Price total MOQ</text:p>
          </table:table-cell>
          <table:table-cell table:style-name="ce23" office:value-type="string" calcext:value-type="string">
            <text:p>MOQ delta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URL</text:p>
          </table:table-cell>
          <table:table-cell table:style-name="ce25" table:number-columns-repeated="1008"/>
        </table:table-row>
        <table:table-row table:style-name="ro1">
          <table:table-cell office:value-type="string" calcext:value-type="string">
            <text:p>Chip inductor 2.2uH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Fastron</text:p>
          </table:table-cell>
          <table:table-cell office:value-type="string" calcext:value-type="string">
            <text:p>1206AS-2R2J-0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1206AS 2,2µ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32" calcext:value-type="currency">
            <text:p>0.32 €</text:p>
          </table:table-cell>
          <table:table-cell table:formula="of:=(1-[.G3])*[.H3]*[.J3]" office:value-type="currency" office:currency="EUR" office:value="0" calcext:value-type="currency">
            <text:p>0.00 €</text:p>
          </table:table-cell>
          <table:table-cell table:formula="of:=[.H3]*[.J3]" office:value-type="currency" office:currency="EUR" office:value="0.32" calcext:value-type="currency">
            <text:p>0.32 €</text:p>
          </table:table-cell>
          <table:table-cell table:formula="of:=[.J3]*CEILING([.H3]*([.$B$38]*[.G3]+([.$B$38]+[.$B$37])*(1-[.G3])))" office:value-type="currency" office:currency="EUR" office:value="0.64" calcext:value-type="currency">
            <text:p>0.64 €</text:p>
          </table:table-cell>
          <table:table-cell table:formula="of:=[.K3]*[.$B$37]+[.L3]*[.$B$38]-[.M3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SMD-1206-1210-1812/L-1206AS-2-2-/3/index.html?ACTION=3&amp;LA=2&amp;ARTICLE=72977&amp;GROUPID=7225&amp;artnr=L-1206AS+2%2C2%C2%B5&amp;SEARCH=%252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rrel jac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umberg</text:p>
          </table:table-cell>
          <table:table-cell office:value-type="string" calcext:value-type="string">
            <text:p>1613 1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UM 1613-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99" calcext:value-type="currency">
            <text:p>0.99 €</text:p>
          </table:table-cell>
          <table:table-cell table:formula="of:=(1-[.G4])*[.H4]*[.J4]" office:value-type="currency" office:currency="EUR" office:value="0" calcext:value-type="currency">
            <text:p>0.00 €</text:p>
          </table:table-cell>
          <table:table-cell table:formula="of:=[.H4]*[.J4]" office:value-type="currency" office:currency="EUR" office:value="0.99" calcext:value-type="currency">
            <text:p>0.99 €</text:p>
          </table:table-cell>
          <table:table-cell table:formula="of:=[.J4]*CEILING([.H4]*([.$B$38]*[.G4]+([.$B$38]+[.$B$37])*(1-[.G4])))" office:value-type="currency" office:currency="EUR" office:value="1.98" calcext:value-type="currency">
            <text:p>1.98 €</text:p>
          </table:table-cell>
          <table:table-cell table:formula="of:=[.K4]*[.$B$37]+[.L4]*[.$B$38]-[.M4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Hohlstecker/LUM-1613-14/3/index.html?ACTION=3&amp;LA=446&amp;ARTICLE=116264&amp;GROUPID=7488&amp;artnr=LUM+1613-14&amp;SEARCH=1613%2B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LC Y5U 10u/25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9R61E106KA12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10/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7" calcext:value-type="currency">
            <text:p>0.07 €</text:p>
          </table:table-cell>
          <table:table-cell table:formula="of:=(1-[.G5])*[.H5]*[.J5]" office:value-type="currency" office:currency="EUR" office:value="0" calcext:value-type="currency">
            <text:p>0.00 €</text:p>
          </table:table-cell>
          <table:table-cell table:formula="of:=[.H5]*[.J5]" office:value-type="currency" office:currency="EUR" office:value="0.21" calcext:value-type="currency">
            <text:p>0.21 €</text:p>
          </table:table-cell>
          <table:table-cell table:formula="of:=[.J5]*CEILING([.H5]*([.$B$38]*[.G5]+([.$B$38]+[.$B$37])*(1-[.G5])))" office:value-type="currency" office:currency="EUR" office:value="0.42" calcext:value-type="currency">
            <text:p>0.42 €</text:p>
          </table:table-cell>
          <table:table-cell table:formula="of:=[.K5]*[.$B$37]+[.L5]*[.$B$38]-[.M5]" office:value-type="currency" office:currency="EUR" office:value="0" calcext:value-type="currency">
            <text:p>0.00 €</text:p>
          </table:table-cell>
          <table:table-cell office:value-type="string" calcext:value-type="string">
            <text:p>Smoothing cap</text:p>
          </table:table-cell>
          <table:table-cell office:value-type="string" calcext:value-type="string">
            <text:p>https://www.reichelt.de/Vielschicht-SMD-G0805/X5R-G0805-10-25/3/index.html?ACTION=3&amp;LA=2&amp;ARTICLE=190494&amp;GROUPID=8048&amp;artnr=X5R-G0805+10%2F25&amp;SEARCH=%252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oltage reg 1117 SMD 5V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NCP 1117 ST50T3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32" calcext:value-type="currency">
            <text:p>0.32 €</text:p>
          </table:table-cell>
          <table:table-cell table:formula="of:=(1-[.G6])*[.H6]*[.J6]" office:value-type="currency" office:currency="EUR" office:value="0" calcext:value-type="currency">
            <text:p>0.00 €</text:p>
          </table:table-cell>
          <table:table-cell table:formula="of:=[.H6]*[.J6]" office:value-type="currency" office:currency="EUR" office:value="0.32" calcext:value-type="currency">
            <text:p>0.32 €</text:p>
          </table:table-cell>
          <table:table-cell table:formula="of:=[.J6]*CEILING([.H6]*([.$B$38]*[.G6]+([.$B$38]+[.$B$37])*(1-[.G6])))" office:value-type="currency" office:currency="EUR" office:value="0.64" calcext:value-type="currency">
            <text:p>0.64 €</text:p>
          </table:table-cell>
          <table:table-cell table:formula="of:=[.K6]*[.$B$37]+[.L6]*[.$B$38]-[.M6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ICs-NE-STV-/NCP-1117-ST50T3G/3/index.html?ACTION=3&amp;LA=446&amp;ARTICLE=188926&amp;GROUPID=2915&amp;artnr=NCP+1117+ST50T3G&amp;SEARCH=11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LC X7R 100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X7R-G0603 100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(1-[.G7])*[.H7]*[.J7]" office:value-type="currency" office:currency="EUR" office:value="0.28" calcext:value-type="currency">
            <text:p>0.28 €</text:p>
          </table:table-cell>
          <table:table-cell table:formula="of:=[.H7]*[.J7]" office:value-type="currency" office:currency="EUR" office:value="0.28" calcext:value-type="currency">
            <text:p>0.28 €</text:p>
          </table:table-cell>
          <table:table-cell table:formula="of:=[.J7]*CEILING([.H7]*([.$B$38]*[.G7]+([.$B$38]+[.$B$37])*(1-[.G7])))" office:value-type="currency" office:currency="EUR" office:value="0.56" calcext:value-type="currency">
            <text:p>0.56 €</text:p>
          </table:table-cell>
          <table:table-cell table:formula="of:=[.K7]*[.$B$37]+[.L7]*[.$B$38]-[.M7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Vielschicht-SMD-G0603/X7R-G0603-100N/3/index.html?ACTION=3&amp;LA=446&amp;ARTICLE=31873&amp;GROUPID=3166&amp;artnr=X7R-G0603+100N&amp;SEARCH=0603%2Bx7r%2B100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LC X7R 1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X7R-G0603 1,0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(1-[.G8])*[.H8]*[.J8]" office:value-type="currency" office:currency="EUR" office:value="0.04" calcext:value-type="currency">
            <text:p>0.04 €</text:p>
          </table:table-cell>
          <table:table-cell table:formula="of:=[.H8]*[.J8]" office:value-type="currency" office:currency="EUR" office:value="0.04" calcext:value-type="currency">
            <text:p>0.04 €</text:p>
          </table:table-cell>
          <table:table-cell table:formula="of:=[.J8]*CEILING([.H8]*([.$B$38]*[.G8]+([.$B$38]+[.$B$37])*(1-[.G8])))" office:value-type="currency" office:currency="EUR" office:value="0.08" calcext:value-type="currency">
            <text:p>0.08 €</text:p>
          </table:table-cell>
          <table:table-cell table:formula="of:=[.K8]*[.$B$37]+[.L8]*[.$B$38]-[.M8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Vielschicht-SMD-G0603/X7R-G0603-1-0N/3/index.html?ACTION=3&amp;LA=446&amp;ARTICLE=31864&amp;GROUPID=3166&amp;artnr=X7R-G0603+1%2C0N&amp;SEARCH=X7R-G0603%2B1%252C0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ramic cap NP0 22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NPO-G0805 22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(1-[.G9])*[.H9]*[.J9]" office:value-type="currency" office:currency="EUR" office:value="0" calcext:value-type="currency">
            <text:p>0.00 €</text:p>
          </table:table-cell>
          <table:table-cell table:formula="of:=[.H9]*[.J9]" office:value-type="currency" office:currency="EUR" office:value="0.08" calcext:value-type="currency">
            <text:p>0.08 €</text:p>
          </table:table-cell>
          <table:table-cell table:formula="of:=[.J9]*CEILING([.H9]*([.$B$38]*[.G9]+([.$B$38]+[.$B$37])*(1-[.G9])))" office:value-type="currency" office:currency="EUR" office:value="0.16" calcext:value-type="currency">
            <text:p>0.16 €</text:p>
          </table:table-cell>
          <table:table-cell table:formula="of:=[.K9]*[.$B$37]+[.L9]*[.$B$38]-[.M9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Vielschicht-SMD-G0805/NPO-G0805-22P/3/index.html?ACTION=3&amp;LA=446&amp;ARTICLE=13517&amp;GROUPID=8048&amp;artnr=NPO-G0805+22P&amp;SEARCH=0805%2B22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LC X7R 10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X7R-G0603 10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(1-[.G10])*[.H10]*[.J10]" office:value-type="currency" office:currency="EUR" office:value="0.32" calcext:value-type="currency">
            <text:p>0.32 €</text:p>
          </table:table-cell>
          <table:table-cell table:formula="of:=[.H10]*[.J10]" office:value-type="currency" office:currency="EUR" office:value="0.32" calcext:value-type="currency">
            <text:p>0.32 €</text:p>
          </table:table-cell>
          <table:table-cell table:formula="of:=[.J10]*CEILING([.H10]*([.$B$38]*[.G10]+([.$B$38]+[.$B$37])*(1-[.G10])))" office:value-type="currency" office:currency="EUR" office:value="0.64" calcext:value-type="currency">
            <text:p>0.64 €</text:p>
          </table:table-cell>
          <table:table-cell table:formula="of:=[.K10]*[.$B$37]+[.L10]*[.$B$38]-[.M10]" office:value-type="currency" office:currency="EUR" office:value="0" calcext:value-type="currency">
            <text:p>0.00 €</text:p>
          </table:table-cell>
          <table:table-cell office:value-type="string" calcext:value-type="string">
            <text:p><text:span text:style-name="T1">CHECK VALUE</text:span> Filter feedback cap</text:p>
          </table:table-cell>
          <table:table-cell office:value-type="string" calcext:value-type="string">
            <text:p>https://www.reichelt.de/Vielschicht-SMD-G0603/X7R-G0603-10N/3/index.html?ACTION=3&amp;LA=446&amp;ARTICLE=31870&amp;GROUPID=3166&amp;artnr=X7R-G0603+10N&amp;SEARCH=X7R-G0603%2B10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tal film resistor 1M 1%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1,0M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(1-[.G11])*[.H11]*[.J11]" office:value-type="currency" office:currency="EUR" office:value="0.12" calcext:value-type="currency">
            <text:p>0.12 €</text:p>
          </table:table-cell>
          <table:table-cell table:formula="of:=[.H11]*[.J11]" office:value-type="currency" office:currency="EUR" office:value="0.12" calcext:value-type="currency">
            <text:p>0.12 €</text:p>
          </table:table-cell>
          <table:table-cell table:formula="of:=[.J11]*CEILING([.H11]*([.$B$38]*[.G11]+([.$B$38]+[.$B$37])*(1-[.G11])))" office:value-type="currency" office:currency="EUR" office:value="0.24" calcext:value-type="currency">
            <text:p>0.24 €</text:p>
          </table:table-cell>
          <table:table-cell table:formula="of:=[.K11]*[.$B$37]+[.L11]*[.$B$38]-[.M11]" office:value-type="currency" office:currency="EUR" office:value="0" calcext:value-type="currency">
            <text:p>0.00 €</text:p>
          </table:table-cell>
          <table:table-cell office:value-type="string" calcext:value-type="string">
            <text:p><text:span text:style-name="T1">CHECK VALUE</text:span> Feedback resistor</text:p>
          </table:table-cell>
          <table:table-cell office:value-type="string" calcext:value-type="string">
            <text:p>https://www.reichelt.de/SMD-0603-von-1-bis-10-MOhm/SMD-0603-1-0M/3/index.html?ACTION=3&amp;LA=2&amp;ARTICLE=89466&amp;GROUPID=7969&amp;artnr=SMD-0603+1%2C0M&amp;SEARCH=%252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tal film resistor 100k 1%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100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(1-[.G12])*[.H12]*[.J12]" office:value-type="currency" office:currency="EUR" office:value="0.12" calcext:value-type="currency">
            <text:p>0.12 €</text:p>
          </table:table-cell>
          <table:table-cell table:formula="of:=[.H12]*[.J12]" office:value-type="currency" office:currency="EUR" office:value="0.12" calcext:value-type="currency">
            <text:p>0.12 €</text:p>
          </table:table-cell>
          <table:table-cell table:formula="of:=[.J12]*CEILING([.H12]*([.$B$38]*[.G12]+([.$B$38]+[.$B$37])*(1-[.G12])))" office:value-type="currency" office:currency="EUR" office:value="0.24" calcext:value-type="currency">
            <text:p>0.24 €</text:p>
          </table:table-cell>
          <table:table-cell table:formula="of:=[.K12]*[.$B$37]+[.L12]*[.$B$38]-[.M12]" office:value-type="currency" office:currency="EUR" office:value="0" calcext:value-type="currency">
            <text:p>0.00 €</text:p>
          </table:table-cell>
          <table:table-cell office:value-type="string" calcext:value-type="string">
            <text:p><text:span text:style-name="T1">CHECK VALUE</text:span> Input resistor</text:p>
          </table:table-cell>
          <table:table-cell office:value-type="string" calcext:value-type="string">
            <text:p>https://www.reichelt.de/SMD-0603-von-1-bis-910-kOhm/SMD-0603-100K/3/index.html?ACTION=3&amp;LA=446&amp;ARTICLE=89454&amp;GROUPID=7968&amp;artnr=SMD-0603+100K&amp;SEARCH=SMD-0603%2B100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-D 15pin female PCB mount 90deg EU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D-SUB BU 15U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39" calcext:value-type="currency">
            <text:p>0.39 €</text:p>
          </table:table-cell>
          <table:table-cell table:formula="of:=(1-[.G13])*[.H13]*[.J13]" office:value-type="currency" office:currency="EUR" office:value="0.39" calcext:value-type="currency">
            <text:p>0.39 €</text:p>
          </table:table-cell>
          <table:table-cell table:formula="of:=[.H13]*[.J13]" office:value-type="currency" office:currency="EUR" office:value="0.39" calcext:value-type="currency">
            <text:p>0.39 €</text:p>
          </table:table-cell>
          <table:table-cell table:formula="of:=[.J13]*CEILING([.H13]*([.$B$38]*[.G13]+([.$B$38]+[.$B$37])*(1-[.G13])))" office:value-type="currency" office:currency="EUR" office:value="0.78" calcext:value-type="currency">
            <text:p>0.78 €</text:p>
          </table:table-cell>
          <table:table-cell table:formula="of:=[.K13]*[.$B$37]+[.L13]*[.$B$38]-[.M13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SUB-D-gewinkelt/D-SUB-BU-15US/3/index.html?ACTION=3&amp;LA=446&amp;ARTICLE=6962&amp;GROUPID=7418&amp;artnr=D-SUB+BU+15US&amp;SEARCH=D-SUB%2BBU%2B15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tal film resistor 470k 1%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470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(1-[.G14])*[.H14]*[.J14]" office:value-type="currency" office:currency="EUR" office:value="0.03" calcext:value-type="currency">
            <text:p>0.03 €</text:p>
          </table:table-cell>
          <table:table-cell table:formula="of:=[.H14]*[.J14]" office:value-type="currency" office:currency="EUR" office:value="0.03" calcext:value-type="currency">
            <text:p>0.03 €</text:p>
          </table:table-cell>
          <table:table-cell table:formula="of:=[.J14]*CEILING([.H14]*([.$B$38]*[.G14]+([.$B$38]+[.$B$37])*(1-[.G14])))" office:value-type="currency" office:currency="EUR" office:value="0.06" calcext:value-type="currency">
            <text:p>0.06 €</text:p>
          </table:table-cell>
          <table:table-cell table:formula="of:=[.K14]*[.$B$37]+[.L14]*[.$B$38]-[.M14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SMD-0603-von-1-bis-910-kOhm/SMD-0603-470K/3/index.html?ACTION=3&amp;LA=446&amp;ARTICLE=89462&amp;GROUPID=7968&amp;artnr=SMD-0603+470K&amp;SEARCH=SMD-0603%2B470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ual CMOS R2R Op-Amp</text:p>
          </table:table-cell>
          <table:table-cell office:value-type="string" calcext:value-type="string">
            <text:p>SO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00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P 6002-I/S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4" calcext:value-type="currency">
            <text:p>0.40 €</text:p>
          </table:table-cell>
          <table:table-cell table:formula="of:=(1-[.G15])*[.H15]*[.J15]" office:value-type="currency" office:currency="EUR" office:value="0.4" calcext:value-type="currency">
            <text:p>0.40 €</text:p>
          </table:table-cell>
          <table:table-cell table:formula="of:=[.H15]*[.J15]" office:value-type="currency" office:currency="EUR" office:value="0.4" calcext:value-type="currency">
            <text:p>0.40 €</text:p>
          </table:table-cell>
          <table:table-cell table:formula="of:=[.J15]*CEILING([.H15]*([.$B$38]*[.G15]+([.$B$38]+[.$B$37])*(1-[.G15])))" office:value-type="currency" office:currency="EUR" office:value="0.8" calcext:value-type="currency">
            <text:p>0.80 €</text:p>
          </table:table-cell>
          <table:table-cell table:formula="of:=[.K15]*[.$B$37]+[.L15]*[.$B$38]-[.M15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ICs-MCP-6-9-/MCP-6002-I-SN/3/index.html?ACTION=3&amp;LA=446&amp;ARTICLE=90093&amp;GROUPID=5473&amp;artnr=MCP+6002-I%2FSN&amp;SEARCH=mcp%2B6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 CMOS R2R Op-Amp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P 6004-I/S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56" calcext:value-type="currency">
            <text:p>0.56 €</text:p>
          </table:table-cell>
          <table:table-cell table:formula="of:=(1-[.G16])*[.H16]*[.J16]" office:value-type="currency" office:currency="EUR" office:value="1.12" calcext:value-type="currency">
            <text:p>1.12 €</text:p>
          </table:table-cell>
          <table:table-cell table:formula="of:=[.H16]*[.J16]" office:value-type="currency" office:currency="EUR" office:value="1.12" calcext:value-type="currency">
            <text:p>1.12 €</text:p>
          </table:table-cell>
          <table:table-cell table:formula="of:=[.J16]*CEILING([.H16]*([.$B$38]*[.G16]+([.$B$38]+[.$B$37])*(1-[.G16])))" office:value-type="currency" office:currency="EUR" office:value="2.24" calcext:value-type="currency">
            <text:p>2.24 €</text:p>
          </table:table-cell>
          <table:table-cell table:formula="of:=[.K16]*[.$B$37]+[.L16]*[.$B$38]-[.M16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ICs-MCP-6-9-/MCP-6004-I-SL/3/index.html?ACTION=3&amp;LA=446&amp;ARTICLE=90095&amp;GROUPID=5473&amp;artnr=MCP+6004-I%2FSL&amp;SEARCH=mcp%2B6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tal film resistor 220R 1%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2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(1-[.G17])*[.H17]*[.J17]" office:value-type="currency" office:currency="EUR" office:value="0" calcext:value-type="currency">
            <text:p>0.00 €</text:p>
          </table:table-cell>
          <table:table-cell table:formula="of:=[.H17]*[.J17]" office:value-type="currency" office:currency="EUR" office:value="0.12" calcext:value-type="currency">
            <text:p>0.12 €</text:p>
          </table:table-cell>
          <table:table-cell table:formula="of:=[.J17]*CEILING([.H17]*([.$B$38]*[.G17]+([.$B$38]+[.$B$37])*(1-[.G17])))" office:value-type="currency" office:currency="EUR" office:value="0.24" calcext:value-type="currency">
            <text:p>0.24 €</text:p>
          </table:table-cell>
          <table:table-cell table:formula="of:=[.K17]*[.$B$37]+[.L17]*[.$B$38]-[.M17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SMD-0603-von-0-bis-910-Ohm/SMD-0603-220/3/index.html?ACTION=3&amp;LA=446&amp;ARTICLE=89422&amp;GROUPID=7967&amp;artnr=SMD-0603+220&amp;SEARCH=SMD-0603%2B2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cator LED gree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LED EL 0603 GR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6" calcext:value-type="currency">
            <text:p>0.16 €</text:p>
          </table:table-cell>
          <table:table-cell table:formula="of:=(1-[.G18])*[.H18]*[.J18]" office:value-type="currency" office:currency="EUR" office:value="0" calcext:value-type="currency">
            <text:p>0.00 €</text:p>
          </table:table-cell>
          <table:table-cell table:formula="of:=[.H18]*[.J18]" office:value-type="currency" office:currency="EUR" office:value="0.32" calcext:value-type="currency">
            <text:p>0.32 €</text:p>
          </table:table-cell>
          <table:table-cell table:formula="of:=[.J18]*CEILING([.H18]*([.$B$38]*[.G18]+([.$B$38]+[.$B$37])*(1-[.G18])))" office:value-type="currency" office:currency="EUR" office:value="0.64" calcext:value-type="currency">
            <text:p>0.64 €</text:p>
          </table:table-cell>
          <table:table-cell table:formula="of:=[.K18]*[.$B$37]+[.L18]*[.$B$38]-[.M18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SMD-LEDs-Standard/LED-EL-0603-GR2/3/index.html?ACTION=3&amp;LA=446&amp;ARTICLE=156255&amp;GROUPID=3035&amp;artnr=LED+EL+0603+GR2&amp;SEARCH=LED%2BEL%2B0603%2BG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cator LED re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LED EL 0603 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(1-[.G19])*[.H19]*[.J19]" office:value-type="currency" office:currency="EUR" office:value="0" calcext:value-type="currency">
            <text:p>0.00 €</text:p>
          </table:table-cell>
          <table:table-cell table:formula="of:=[.H19]*[.J19]" office:value-type="currency" office:currency="EUR" office:value="0.08" calcext:value-type="currency">
            <text:p>0.08 €</text:p>
          </table:table-cell>
          <table:table-cell table:formula="of:=[.J19]*CEILING([.H19]*([.$B$38]*[.G19]+([.$B$38]+[.$B$37])*(1-[.G19])))" office:value-type="currency" office:currency="EUR" office:value="0.16" calcext:value-type="currency">
            <text:p>0.16 €</text:p>
          </table:table-cell>
          <table:table-cell table:formula="of:=[.K19]*[.$B$37]+[.L19]*[.$B$38]-[.M19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SMD-LEDs-Standard/LED-EL-0603-RT/3/index.html?ACTION=3&amp;LA=2&amp;ARTICLE=156256&amp;GROUPID=3035&amp;artnr=LED+EL+0603+RT&amp;SEARCH=%252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cator LED yellow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LED EL 0603 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(1-[.G20])*[.H20]*[.J20]" office:value-type="currency" office:currency="EUR" office:value="0" calcext:value-type="currency">
            <text:p>0.00 €</text:p>
          </table:table-cell>
          <table:table-cell table:formula="of:=[.H20]*[.J20]" office:value-type="currency" office:currency="EUR" office:value="0.06" calcext:value-type="currency">
            <text:p>0.06 €</text:p>
          </table:table-cell>
          <table:table-cell table:formula="of:=[.J20]*CEILING([.H20]*([.$B$38]*[.G20]+([.$B$38]+[.$B$37])*(1-[.G20])))" office:value-type="currency" office:currency="EUR" office:value="0.12" calcext:value-type="currency">
            <text:p>0.12 €</text:p>
          </table:table-cell>
          <table:table-cell table:formula="of:=[.K20]*[.$B$37]+[.L20]*[.$B$38]-[.M20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SMD-LEDs-Standard/LED-EL-0603-GE/3/index.html?ACTION=3&amp;LA=2&amp;ARTICLE=156259&amp;GROUPID=3035&amp;artnr=LED+EL+0603+GE&amp;SEARCH=%252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dicator LED orang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LED EL 0603 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(1-[.G21])*[.H21]*[.J21]" office:value-type="currency" office:currency="EUR" office:value="0" calcext:value-type="currency">
            <text:p>0.00 €</text:p>
          </table:table-cell>
          <table:table-cell table:formula="of:=[.H21]*[.J21]" office:value-type="currency" office:currency="EUR" office:value="0.4" calcext:value-type="currency">
            <text:p>0.40 €</text:p>
          </table:table-cell>
          <table:table-cell table:formula="of:=[.J21]*CEILING([.H21]*([.$B$38]*[.G21]+([.$B$38]+[.$B$37])*(1-[.G21])))" office:value-type="currency" office:currency="EUR" office:value="0.8" calcext:value-type="currency">
            <text:p>0.80 €</text:p>
          </table:table-cell>
          <table:table-cell table:formula="of:=[.K21]*[.$B$37]+[.L21]*[.$B$38]-[.M21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SMD-LEDs-Standard/LED-EL-0603-OR/3/index.html?ACTION=3&amp;LA=2&amp;ARTICLE=156257&amp;GROUPID=3035&amp;artnr=LED+EL+0603+OR&amp;SEARCH=%252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tal film resistor 10k 1%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-0603 10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15" calcext:value-type="currency">
            <text:p>0.02 €</text:p>
          </table:table-cell>
          <table:table-cell table:formula="of:=(1-[.G22])*[.H22]*[.J22]" office:value-type="currency" office:currency="EUR" office:value="0" calcext:value-type="currency">
            <text:p>0.00 €</text:p>
          </table:table-cell>
          <table:table-cell table:formula="of:=[.H22]*[.J22]" office:value-type="currency" office:currency="EUR" office:value="0.015" calcext:value-type="currency">
            <text:p>0.02 €</text:p>
          </table:table-cell>
          <table:table-cell table:formula="of:=[.J22]*CEILING([.H22]*([.$B$38]*[.G22]+([.$B$38]+[.$B$37])*(1-[.G22])))" office:value-type="currency" office:currency="EUR" office:value="0.03" calcext:value-type="currency">
            <text:p>0.03 €</text:p>
          </table:table-cell>
          <table:table-cell table:formula="of:=[.K22]*[.$B$37]+[.L22]*[.$B$38]-[.M22]" office:value-type="currency" office:currency="EUR" office:value="0" calcext:value-type="currency">
            <text:p>0.00 €</text:p>
          </table:table-cell>
          <table:table-cell office:value-type="string" calcext:value-type="string">
            <text:p>Reset pullup</text:p>
          </table:table-cell>
          <table:table-cell office:value-type="string" calcext:value-type="string">
            <text:p>https://www.reichelt.de/SMD-0603-von-1-bis-910-kOhm/SMD-0603-10K/3/index.html?ACTION=3&amp;LA=446&amp;ARTICLE=89442&amp;GROUPID=7968&amp;artnr=SMD-0603+10K&amp;SEARCH=SMD-0603%2B10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rouded header 2x3 100mil vertica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WSL 6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6" calcext:value-type="currency">
            <text:p>0.16 €</text:p>
          </table:table-cell>
          <table:table-cell table:formula="of:=(1-[.G23])*[.H23]*[.J23]" office:value-type="currency" office:currency="EUR" office:value="0" calcext:value-type="currency">
            <text:p>0.00 €</text:p>
          </table:table-cell>
          <table:table-cell table:formula="of:=[.H23]*[.J23]" office:value-type="currency" office:currency="EUR" office:value="0.16" calcext:value-type="currency">
            <text:p>0.16 €</text:p>
          </table:table-cell>
          <table:table-cell table:formula="of:=[.J23]*CEILING([.H23]*([.$B$38]*[.G23]+([.$B$38]+[.$B$37])*(1-[.G23])))" office:value-type="currency" office:currency="EUR" office:value="0.32" calcext:value-type="currency">
            <text:p>0.32 €</text:p>
          </table:table-cell>
          <table:table-cell table:formula="of:=[.K23]*[.$B$37]+[.L23]*[.$B$38]-[.M23]" office:value-type="currency" office:currency="EUR" office:value="0" calcext:value-type="currency">
            <text:p>0.00 €</text:p>
          </table:table-cell>
          <table:table-cell office:value-type="string" calcext:value-type="string">
            <text:p>ISP header</text:p>
          </table:table-cell>
          <table:table-cell office:value-type="string" calcext:value-type="string">
            <text:p>https://www.reichelt.de/Pfosten-Wannenstecker/WSL-6G/3/index.html?ACTION=3&amp;LA=446&amp;ARTICLE=85732&amp;GROUPID=7437&amp;artnr=WSL+6G&amp;SEARCH=WSL%2B6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e header 2x5pin 100mil 90de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L 2X36W 2,54</text:p>
          </table:table-cell>
          <table:table-cell/>
          <table:table-cell table:formula="of:=1/6" office:value-type="float" office:value="0.166666666666667" calcext:value-type="float">
            <text:p>0.1666666667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44" calcext:value-type="currency">
            <text:p>0.44 €</text:p>
          </table:table-cell>
          <table:table-cell table:formula="of:=(1-[.G24])*[.H24]*[.J24]" office:value-type="currency" office:currency="EUR" office:value="0.0733333333333333" calcext:value-type="currency">
            <text:p>0.07 €</text:p>
          </table:table-cell>
          <table:table-cell table:formula="of:=[.H24]*[.J24]" office:value-type="currency" office:currency="EUR" office:value="0.0733333333333333" calcext:value-type="currency">
            <text:p>0.07 €</text:p>
          </table:table-cell>
          <table:table-cell table:formula="of:=[.J24]*CEILING([.H24]*([.$B$38]*[.G24]+([.$B$38]+[.$B$37])*(1-[.G24])))" office:value-type="currency" office:currency="EUR" office:value="0.44" calcext:value-type="currency">
            <text:p>0.44 €</text:p>
          </table:table-cell>
          <table:table-cell table:formula="of:=[.K24]*[.$B$37]+[.L24]*[.$B$38]-[.M24]" office:value-type="currency" office:currency="EUR" office:value="-0.293333333333333" calcext:value-type="currency">
            <text:p>-0.29 €</text:p>
          </table:table-cell>
          <table:table-cell office:value-type="string" calcext:value-type="string">
            <text:p>Chain in</text:p>
          </table:table-cell>
          <table:table-cell office:value-type="string" calcext:value-type="string">
            <text:p>https://www.reichelt.de/Stiftleisten/SL-2X36W-2-54/3/index.html?ACTION=3&amp;LA=2&amp;ARTICLE=19497&amp;GROUPID=7434&amp;artnr=SL+2X36W+2%2C54&amp;SEARCH=%252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emale header 2x5pin 100mil 90de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BL 2X36W8 2,54</text:p>
          </table:table-cell>
          <table:table-cell/>
          <table:table-cell table:formula="of:=1/6" office:value-type="float" office:value="0.166666666666667" calcext:value-type="float">
            <text:p>0.1666666667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96" calcext:value-type="currency">
            <text:p>0.96 €</text:p>
          </table:table-cell>
          <table:table-cell table:formula="of:=(1-[.G25])*[.H25]*[.J25]" office:value-type="currency" office:currency="EUR" office:value="0.16" calcext:value-type="currency">
            <text:p>0.16 €</text:p>
          </table:table-cell>
          <table:table-cell table:formula="of:=[.H25]*[.J25]" office:value-type="currency" office:currency="EUR" office:value="0.16" calcext:value-type="currency">
            <text:p>0.16 €</text:p>
          </table:table-cell>
          <table:table-cell table:formula="of:=[.J25]*CEILING([.H25]*([.$B$38]*[.G25]+([.$B$38]+[.$B$37])*(1-[.G25])))" office:value-type="currency" office:currency="EUR" office:value="0.96" calcext:value-type="currency">
            <text:p>0.96 €</text:p>
          </table:table-cell>
          <table:table-cell table:formula="of:=[.K25]*[.$B$37]+[.L25]*[.$B$38]-[.M25]" office:value-type="currency" office:currency="EUR" office:value="-0.64" calcext:value-type="currency">
            <text:p>-0.64 €</text:p>
          </table:table-cell>
          <table:table-cell office:value-type="string" calcext:value-type="string">
            <text:p>Chain out</text:p>
          </table:table-cell>
          <table:table-cell office:value-type="string" calcext:value-type="string">
            <text:p>https://www.reichelt.de/Buchsenleisten/BL-2X36W8-2-54/3/index.html?ACTION=3&amp;LA=2&amp;ARTICLE=51855&amp;GROUPID=7435&amp;artnr=BL+2X36W8+2%2C54&amp;SEARCH=%252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ctile button 6x6 THT h=5m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TASTER 9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13" calcext:value-type="currency">
            <text:p>0.13 €</text:p>
          </table:table-cell>
          <table:table-cell table:formula="of:=(1-[.G26])*[.H26]*[.J26]" office:value-type="currency" office:currency="EUR" office:value="0" calcext:value-type="currency">
            <text:p>0.00 €</text:p>
          </table:table-cell>
          <table:table-cell table:formula="of:=[.H26]*[.J26]" office:value-type="currency" office:currency="EUR" office:value="0.13" calcext:value-type="currency">
            <text:p>0.13 €</text:p>
          </table:table-cell>
          <table:table-cell table:formula="of:=[.J26]*CEILING([.H26]*([.$B$38]*[.G26]+([.$B$38]+[.$B$37])*(1-[.G26])))" office:value-type="currency" office:currency="EUR" office:value="0.26" calcext:value-type="currency">
            <text:p>0.26 €</text:p>
          </table:table-cell>
          <table:table-cell table:formula="of:=[.K26]*[.$B$37]+[.L26]*[.$B$38]-[.M26]" office:value-type="currency" office:currency="EUR" office:value="0" calcext:value-type="currency">
            <text:p>0.00 €</text:p>
          </table:table-cell>
          <table:table-cell office:value-type="string" calcext:value-type="string">
            <text:p>Reset button</text:p>
          </table:table-cell>
          <table:table-cell office:value-type="string" calcext:value-type="string">
            <text:p>https://www.reichelt.de/Kurzhubtaster/TASTER-9302/3/index.html?ACTION=3&amp;LA=2&amp;ARTICLE=44579&amp;GROUPID=7587&amp;artnr=TASTER+9302&amp;SEARCH=%252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C 8ch 12bit ~100ksp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P 3208-CI/S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3.55" calcext:value-type="currency">
            <text:p>3.55 €</text:p>
          </table:table-cell>
          <table:table-cell table:formula="of:=(1-[.G27])*[.H27]*[.J27]" office:value-type="currency" office:currency="EUR" office:value="3.55" calcext:value-type="currency">
            <text:p>3.55 €</text:p>
          </table:table-cell>
          <table:table-cell table:formula="of:=[.H27]*[.J27]" office:value-type="currency" office:currency="EUR" office:value="3.55" calcext:value-type="currency">
            <text:p>3.55 €</text:p>
          </table:table-cell>
          <table:table-cell table:formula="of:=[.J27]*CEILING([.H27]*([.$B$38]*[.G27]+([.$B$38]+[.$B$37])*(1-[.G27])))" office:value-type="currency" office:currency="EUR" office:value="7.1" calcext:value-type="currency">
            <text:p>7.10 €</text:p>
          </table:table-cell>
          <table:table-cell table:formula="of:=[.K27]*[.$B$37]+[.L27]*[.$B$38]-[.M27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ICs-MCP-3-5-/MCP-3208-CI-SL/3/index.html?ACTION=3&amp;LA=446&amp;ARTICLE=90080&amp;GROUPID=5472&amp;artnr=MCP+3208-CI%2FSL&amp;SEARCH=mcp32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Seeedstud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5" calcext:value-type="currency">
            <text:p>0.50 €</text:p>
          </table:table-cell>
          <table:table-cell table:formula="of:=(1-[.G28])*[.H28]*[.J28]" office:value-type="currency" office:currency="EUR" office:value="0.5" calcext:value-type="currency">
            <text:p>0.50 €</text:p>
          </table:table-cell>
          <table:table-cell table:formula="of:=[.H28]*[.J28]" office:value-type="currency" office:currency="EUR" office:value="0.5" calcext:value-type="currency">
            <text:p>0.50 €</text:p>
          </table:table-cell>
          <table:table-cell table:formula="of:=[.J28]*CEILING([.H28]*([.$B$38]*[.G28]+([.$B$38]+[.$B$37])*(1-[.G28])))" office:value-type="currency" office:currency="EUR" office:value="1" calcext:value-type="currency">
            <text:p>1.00 €</text:p>
          </table:table-cell>
          <table:table-cell table:formula="of:=[.K28]*[.$B$37]+[.L28]*[.$B$38]-[.M28]" office:value-type="currency" office:currency="EUR" office:value="0" calcext:value-type="currency">
            <text:p>0.00 €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G-174 cheapo coax 100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RG 174-100</text:p>
          </table:table-cell>
          <table:table-cell table:style-name="ce12"/>
          <table:table-cell table:formula="of:=1/10" office:value-type="float" office:value="0.1" calcext:value-type="float">
            <text:p>0.1</text:p>
          </table:table-cell>
          <table:table-cell office:value-type="string" calcext:value-type="string">
            <text:p>100m</text:p>
          </table:table-cell>
          <table:table-cell office:value-type="currency" office:currency="EUR" office:value="30.2" calcext:value-type="currency">
            <text:p>30.20 €</text:p>
          </table:table-cell>
          <table:table-cell table:formula="of:=(1-[.G29])*[.H29]*[.J29]" office:value-type="currency" office:currency="EUR" office:value="3.02" calcext:value-type="currency">
            <text:p>3.02 €</text:p>
          </table:table-cell>
          <table:table-cell table:formula="of:=[.H29]*[.J29]" office:value-type="currency" office:currency="EUR" office:value="3.02" calcext:value-type="currency">
            <text:p>3.02 €</text:p>
          </table:table-cell>
          <table:table-cell table:formula="of:=[.J29]*CEILING([.H29]*([.$B$38]*[.G29]+([.$B$38]+[.$B$37])*(1-[.G29])))" office:value-type="currency" office:currency="EUR" office:value="30.2" calcext:value-type="currency">
            <text:p>30.20 €</text:p>
          </table:table-cell>
          <table:table-cell table:formula="of:=[.K29]*[.$B$37]+[.L29]*[.$B$38]-[.M29]" office:value-type="currency" office:currency="EUR" office:value="-24.16" calcext:value-type="currency">
            <text:p>-24.16 €</text:p>
          </table:table-cell>
          <table:table-cell office:value-type="string" calcext:value-type="string">
            <text:p>Sensor hookup</text:p>
          </table:table-cell>
          <table:table-cell office:value-type="string" calcext:value-type="string">
            <text:p>https://www.reichelt.de/HF-Leitung-RG58-etc-/RG-174-100/3/index.html?ACTION=3&amp;LA=446&amp;ARTICLE=15220&amp;GROUPID=5029&amp;artnr=RG+174-100&amp;SEARCH=RG174%2B100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b-D 15pin male c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D-SUB ST 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21" calcext:value-type="currency">
            <text:p>0.21 €</text:p>
          </table:table-cell>
          <table:table-cell table:formula="of:=(1-[.G30])*[.H30]*[.J30]" office:value-type="currency" office:currency="EUR" office:value="0.21" calcext:value-type="currency">
            <text:p>0.21 €</text:p>
          </table:table-cell>
          <table:table-cell table:formula="of:=[.H30]*[.J30]" office:value-type="currency" office:currency="EUR" office:value="0.21" calcext:value-type="currency">
            <text:p>0.21 €</text:p>
          </table:table-cell>
          <table:table-cell table:formula="of:=[.J30]*CEILING([.H30]*([.$B$38]*[.G30]+([.$B$38]+[.$B$37])*(1-[.G30])))" office:value-type="currency" office:currency="EUR" office:value="0.42" calcext:value-type="currency">
            <text:p>0.42 €</text:p>
          </table:table-cell>
          <table:table-cell table:formula="of:=[.K30]*[.$B$37]+[.L30]*[.$B$38]-[.M30]" office:value-type="currency" office:currency="EUR" office:value="0" calcext:value-type="currency">
            <text:p>0.00 €</text:p>
          </table:table-cell>
          <table:table-cell office:value-type="string" calcext:value-type="string">
            <text:p>Sensor hookup</text:p>
          </table:table-cell>
          <table:table-cell office:value-type="string" calcext:value-type="string">
            <text:p>https://www.reichelt.de/SUB-D-Standardverbinder/D-SUB-ST-15/3/index.html?ACTION=3&amp;LA=2&amp;ARTICLE=6993&amp;GROUPID=7417&amp;artnr=D-SUB+ST+15&amp;SEARCH=%252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D Resistor jumper 0R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MD 1/4W 0,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03" calcext:value-type="currency">
            <text:p>0.03 €</text:p>
          </table:table-cell>
          <table:table-cell table:formula="of:=(1-[.G31])*[.H31]*[.J31]" office:value-type="currency" office:currency="EUR" office:value="0" calcext:value-type="currency">
            <text:p>0.00 €</text:p>
          </table:table-cell>
          <table:table-cell table:formula="of:=[.H31]*[.J31]" office:value-type="currency" office:currency="EUR" office:value="0.03" calcext:value-type="currency">
            <text:p>0.03 €</text:p>
          </table:table-cell>
          <table:table-cell table:formula="of:=[.J31]*CEILING([.H31]*([.$B$38]*[.G31]+([.$B$38]+[.$B$37])*(1-[.G31])))" office:value-type="currency" office:currency="EUR" office:value="0.06" calcext:value-type="currency">
            <text:p>0.06 €</text:p>
          </table:table-cell>
          <table:table-cell table:formula="of:=[.K31]*[.$B$37]+[.L31]*[.$B$38]-[.M31]" office:value-type="currency" office:currency="EUR" office:value="0" calcext:value-type="currency">
            <text:p>0.00 €</text:p>
          </table:table-cell>
          <table:table-cell office:value-type="string" calcext:value-type="string">
            <text:p>Superfluous EMI inductor replacement</text:p>
          </table:table-cell>
          <table:table-cell office:value-type="string" calcext:value-type="string">
            <text:p>https://www.reichelt.de/SMD-1206-von-0-bis-910-Ohm/SMD-1-4W-0-0/3/index.html?ACTION=3&amp;LA=2&amp;ARTICLE=18219&amp;GROUPID=7973&amp;artnr=SMD+1%2F4W+0%2C0&amp;SEARCH=%252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chrumpfschlauch 19m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SDB 19,1 SW</text:p>
          </table:table-cell>
          <table:table-cell table:style-name="ce12"/>
          <table:table-cell table:formula="of:=1/100" office:value-type="float" office:value="0.01" calcext:value-type="float">
            <text:p>0.01</text:p>
          </table:table-cell>
          <table:table-cell office:value-type="string" calcext:value-type="string">
            <text:p>5m</text:p>
          </table:table-cell>
          <table:table-cell office:value-type="currency" office:currency="EUR" office:value="3.45" calcext:value-type="currency">
            <text:p>3.45 €</text:p>
          </table:table-cell>
          <table:table-cell table:formula="of:=(1-[.G32])*[.H32]*[.J32]" office:value-type="currency" office:currency="EUR" office:value="0.0345" calcext:value-type="currency">
            <text:p>0.03 €</text:p>
          </table:table-cell>
          <table:table-cell table:formula="of:=[.H32]*[.J32]" office:value-type="currency" office:currency="EUR" office:value="0.0345" calcext:value-type="currency">
            <text:p>0.03 €</text:p>
          </table:table-cell>
          <table:table-cell table:formula="of:=[.J32]*CEILING([.H32]*([.$B$38]*[.G32]+([.$B$38]+[.$B$37])*(1-[.G32])))" office:value-type="currency" office:currency="EUR" office:value="3.45" calcext:value-type="currency">
            <text:p>3.45 €</text:p>
          </table:table-cell>
          <table:table-cell table:formula="of:=[.K32]*[.$B$37]+[.L32]*[.$B$38]-[.M32]" office:value-type="currency" office:currency="EUR" office:value="-3.381" calcext:value-type="currency">
            <text:p>-3.38 €</text:p>
          </table:table-cell>
          <table:table-cell office:value-type="string" calcext:value-type="string">
            <text:p>Sensor connectors</text:p>
          </table:table-cell>
          <table:table-cell office:value-type="string" calcext:value-type="string">
            <text:p>https://www.reichelt.de/Schrumpfschlauch-Boxen/SDB-19-1-SW/3/index.html?ACTION=3&amp;LA=2&amp;ARTICLE=53764&amp;GROUPID=5748&amp;artnr=SDB+19%2C1+SW&amp;SEARCH=%252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soband 25mm schwarz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ISOBAND 25 SW</text:p>
          </table:table-cell>
          <table:table-cell table:style-name="ce12"/>
          <table:table-cell table:formula="of:=1/10" office:value-type="float" office:value="0.1" calcext:value-type="float">
            <text:p>0.1</text:p>
          </table:table-cell>
          <table:table-cell office:value-type="string" calcext:value-type="string">
            <text:p>25m</text:p>
          </table:table-cell>
          <table:table-cell office:value-type="currency" office:currency="EUR" office:value="1.76" calcext:value-type="currency">
            <text:p>1.76 €</text:p>
          </table:table-cell>
          <table:table-cell table:formula="of:=(1-[.G33])*[.H33]*[.J33]" office:value-type="currency" office:currency="EUR" office:value="0.176" calcext:value-type="currency">
            <text:p>0.18 €</text:p>
          </table:table-cell>
          <table:table-cell table:formula="of:=[.H33]*[.J33]" office:value-type="currency" office:currency="EUR" office:value="0.176" calcext:value-type="currency">
            <text:p>0.18 €</text:p>
          </table:table-cell>
          <table:table-cell table:formula="of:=[.J33]*CEILING([.H33]*([.$B$38]*[.G33]+([.$B$38]+[.$B$37])*(1-[.G33])))" office:value-type="currency" office:currency="EUR" office:value="1.76" calcext:value-type="currency">
            <text:p>1.76 €</text:p>
          </table:table-cell>
          <table:table-cell table:formula="of:=[.K33]*[.$B$37]+[.L33]*[.$B$38]-[.M33]" office:value-type="currency" office:currency="EUR" office:value="-1.408" calcext:value-type="currency">
            <text:p>-1.41 €</text:p>
          </table:table-cell>
          <table:table-cell office:value-type="string" calcext:value-type="string">
            <text:p>Sensor connectors</text:p>
          </table:table-cell>
          <table:table-cell office:value-type="string" calcext:value-type="string">
            <text:p>https://www.reichelt.de/Isoband/ISOBAND-25-SW/3/index.html?ACTION=3&amp;LA=446&amp;ARTICLE=136332&amp;GROUPID=5746&amp;artnr=ISOBAND+25+SW&amp;SEARCH=isolierban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TMega32U4 TQFP-32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U2-AU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TMEGA 32-U2 T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4.85" calcext:value-type="currency">
            <text:p>4.85 €</text:p>
          </table:table-cell>
          <table:table-cell table:formula="of:=(1-[.G34])*[.H34]*[.J34]" office:value-type="currency" office:currency="EUR" office:value="0" calcext:value-type="currency">
            <text:p>0.00 €</text:p>
          </table:table-cell>
          <table:table-cell table:formula="of:=[.H34]*[.J34]" office:value-type="currency" office:currency="EUR" office:value="4.85" calcext:value-type="currency">
            <text:p>4.85 €</text:p>
          </table:table-cell>
          <table:table-cell table:formula="of:=[.J34]*CEILING([.H34]*([.$B$38]*[.G34]+([.$B$38]+[.$B$37])*(1-[.G34])))" office:value-type="currency" office:currency="EUR" office:value="9.7" calcext:value-type="currency">
            <text:p>9.70 €</text:p>
          </table:table-cell>
          <table:table-cell table:formula="of:=[.K34]*[.$B$37]+[.L34]*[.$B$38]-[.M34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Atmel-ATMega-AVRs/ATMEGA-32-U2-TQ/3/index.html?ACTION=3&amp;LA=446&amp;ARTICLE=112445&amp;GROUPID=2959&amp;artnr=ATMEGA+32-U2+TQ&amp;SEARCH=atmega32u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B micro B female connector SM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MIC USB BB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currency" office:currency="EUR" office:value="0.58" calcext:value-type="currency">
            <text:p>0.58 €</text:p>
          </table:table-cell>
          <table:table-cell table:formula="of:=(1-[.G35])*[.H35]*[.J35]" office:value-type="currency" office:currency="EUR" office:value="0" calcext:value-type="currency">
            <text:p>0.00 €</text:p>
          </table:table-cell>
          <table:table-cell table:formula="of:=[.H35]*[.J35]" office:value-type="currency" office:currency="EUR" office:value="0.58" calcext:value-type="currency">
            <text:p>0.58 €</text:p>
          </table:table-cell>
          <table:table-cell table:formula="of:=[.J35]*CEILING([.H35]*([.$B$38]*[.G35]+([.$B$38]+[.$B$37])*(1-[.G35])))" office:value-type="currency" office:currency="EUR" office:value="1.16" calcext:value-type="currency">
            <text:p>1.16 €</text:p>
          </table:table-cell>
          <table:table-cell table:formula="of:=[.K35]*[.$B$37]+[.L35]*[.$B$38]-[.M35]" office:value-type="currency" office:currency="EUR" office:value="0" calcext:value-type="currency">
            <text:p>0.00 €</text:p>
          </table:table-cell>
          <table:table-cell/>
          <table:table-cell office:value-type="string" calcext:value-type="string">
            <text:p>https://www.reichelt.de/USB-Einbauverbinder/MIC-USB-BBU/3/index.html?ACTION=3&amp;LA=446&amp;ARTICLE=155041&amp;GROUPID=7530&amp;artnr=MIC+USB+BBU&amp;SEARCH=usb%2Bmicro%2Bb%2Bbuchse%2Bsmd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9"/>
          <table:table-cell table:number-columns-repeated="4"/>
          <table:table-cell table:style-name="ce17" office:value-type="string" calcext:value-type="string">
            <text:p>Slave</text:p>
          </table:table-cell>
          <table:table-cell table:style-name="ce19" office:value-type="string" calcext:value-type="string">
            <text:p>Master</text:p>
          </table:table-cell>
          <table:table-cell table:style-name="ce14" office:value-type="string" calcext:value-type="string">
            <text:p>MOQ</text:p>
          </table:table-cell>
          <table:table-cell table:style-name="ce24"/>
          <table:table-cell table:number-columns-repeated="1010"/>
        </table:table-row>
        <table:table-row table:style-name="ro1">
          <table:table-cell table:style-name="ce2" office:value-type="string" calcext:value-type="string">
            <text:p>Number of slaves: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/>
          <table:table-cell table:style-name="ce14" office:value-type="string" calcext:value-type="string">
            <text:p>Total</text:p>
          </table:table-cell>
          <table:table-cell table:style-name="ce18" table:formula="of:=SUM([.K3:.K35])" office:value-type="currency" office:currency="EUR" office:value="10.5438333333333" calcext:value-type="currency">
            <text:p>10.54 €</text:p>
          </table:table-cell>
          <table:table-cell table:style-name="ce19" table:formula="of:=SUM([.L3:.L35])" office:value-type="currency" office:currency="EUR" office:value="19.2088333333333" calcext:value-type="currency">
            <text:p>19.21 €</text:p>
          </table:table-cell>
          <table:table-cell table:style-name="ce14" table:formula="of:=SUM([.M3:.M35])" office:value-type="currency" office:currency="EUR" office:value="68.3" calcext:value-type="currency">
            <text:p>68.30 €</text:p>
          </table:table-cell>
          <table:table-cell table:style-name="ce24"/>
          <table:table-cell table:number-columns-repeated="1010"/>
        </table:table-row>
        <table:table-row table:style-name="ro3">
          <table:table-cell table:style-name="ce2" office:value-type="string" calcext:value-type="string">
            <text:p>Number of masters: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/>
          <table:table-cell table:style-name="Default"/>
          <table:table-cell/>
          <table:table-cell table:style-name="ce14" office:value-type="string" calcext:value-type="string">
            <text:p>W/o cable</text:p>
          </table:table-cell>
          <table:table-cell table:style-name="ce14" table:formula="of:=[.M37]+[.N29]" office:value-type="currency" office:currency="EUR" office:value="44.14" calcext:value-type="currency">
            <text:p>44.14 €</text:p>
          </table:table-cell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K1:Sheet1.K1048576">
            <calcext:condition calcext:apply-style-name="greyed_out" calcext:value="=0" calcext:base-cell-address="Sheet1.K1"/>
          </calcext:conditional-format>
          <calcext:conditional-format calcext:target-range-address="Sheet1.C2:Sheet1.C2">
            <calcext:condition calcext:apply-style-name="greyed_out" calcext:value="=generic" calcext:base-cell-address="Sheet1.C2"/>
          </calcext:conditional-format>
          <calcext:conditional-format calcext:target-range-address="Sheet1.C1:Sheet1.C1048576">
            <calcext:condition calcext:apply-style-name="greyed_out" calcext:value="=&quot;Generic&quot;" calcext:base-cell-address="Sheet1.C1"/>
          </calcext:conditional-format>
          <calcext:conditional-format calcext:target-range-address="Sheet1.B1:Sheet1.B1048576">
            <calcext:condition calcext:apply-style-name="greyed_out" calcext:value="=&quot;other&quot;" calcext:base-cell-address="Sheet1.B1"/>
          </calcext:conditional-format>
          <calcext:conditional-format calcext:target-range-address="Sheet1.G1:Sheet1.G1048576">
            <calcext:condition calcext:apply-style-name="highlight" calcext:value="=1" calcext:base-cell-address="Sheet1.G1"/>
            <calcext:condition calcext:apply-style-name="unhighlight" calcext:value="=&quot;&quot;" calcext:base-cell-address="Sheet1.G1"/>
          </calcext:conditional-format>
          <calcext:conditional-format calcext:target-range-address="Sheet1.N1:Sheet1.N1048576">
            <calcext:condition calcext:apply-style-name="unhighlight" calcext:value="&lt;=-2" calcext:base-cell-address="Sheet1.N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ed_5f_out" style:display-name="greyed_out" style:family="table-cell" style:parent-style-name="Default">
      <style:table-cell-properties fo:background-color="transparent"/>
      <style:text-properties fo:color="#999999"/>
    </style:style>
    <style:style style:name="highlight" style:family="table-cell" style:parent-style-name="Default">
      <style:table-cell-properties fo:background-color="#ccffcc"/>
    </style:style>
    <style:style style:name="unhighlight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5:22:13.580902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3:52:32.309888824</meta:creation-date>
    <dc:date>2017-05-30T12:21:48.859987136</dc:date>
    <meta:editing-duration>P1DT7H17M26S</meta:editing-duration>
    <meta:editing-cycles>125</meta:editing-cycles>
    <meta:generator>LibreOffice/5.1.6.2.0$Linux_X86_64 LibreOffice_project/10$Build-2</meta:generator>
    <meta:document-statistic meta:table-count="1" meta:cell-count="494" meta:object-count="0"/>
  </office:meta>
</office:document-meta>
</file>